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create</text:span><text:span text:style-name="T3"><text:s/></text:span><text:span text:style-name="T4">table</text:span><text:span text:style-name="T5"><text:s/>Code_Employee</text:span><text:span text:style-name="T6"><text:s/></text:span><text:span text:style-name="T7">(</text:span><text:span text:style-name="T8"/></text:p>
      <text:p text:style-name="P1"><text:span text:style-name="T8"/></text:p>
      <text:p text:style-name="P1"><text:span text:style-name="T8"><text:s text:c="4"/>empno<text:s/></text:span><text:span text:style-name="T9">INT</text:span><text:span text:style-name="T10"><text:s/></text:span><text:span text:style-name="T11">PRIMARY</text:span><text:span text:style-name="T12"><text:s/></text:span><text:span text:style-name="T13">KEY</text:span><text:span text:style-name="T14">,</text:span><text:span text:style-name="T15"/></text:p>
      <text:p text:style-name="P1"><text:span text:style-name="T15"/></text:p>
      <text:p text:style-name="P1"><text:span text:style-name="T15"><text:s text:c="4"/>empname<text:s/></text:span><text:span text:style-name="T16">VARCHAR</text:span><text:span text:style-name="T17">(</text:span><text:span text:style-name="T18">35</text:span><text:span text:style-name="T19">)</text:span><text:span text:style-name="T20"><text:s/></text:span><text:span text:style-name="T21">NOT</text:span><text:span text:style-name="T22"><text:s/></text:span><text:span text:style-name="T23">NULL,</text:span><text:span text:style-name="T24"/></text:p>
      <text:p text:style-name="P1"><text:span text:style-name="T24"/></text:p>
      <text:p text:style-name="P1"><text:span text:style-name="T24"><text:s text:c="4"/>empsal<text:s/></text:span><text:span text:style-name="T25">NUMERIC</text:span><text:span text:style-name="T26">(</text:span><text:span text:style-name="T27">10</text:span><text:span text:style-name="T28">,</text:span><text:span text:style-name="T29">2</text:span><text:span text:style-name="T30">)</text:span><text:span text:style-name="T31"><text:s/></text:span><text:span text:style-name="T32">CHECK<text:s/></text:span><text:span text:style-name="T33">(</text:span><text:span text:style-name="T34">empsal<text:s/></text:span><text:span text:style-name="T35">&gt;=</text:span><text:span text:style-name="T36"><text:s/>25000</text:span><text:span text:style-name="T37">),</text:span><text:span text:style-name="T38"/></text:p>
      <text:p text:style-name="P1"><text:span text:style-name="T38"/></text:p>
      <text:p text:style-name="P1"><text:span text:style-name="T38"><text:s text:c="4"/>emptype<text:s/></text:span><text:span text:style-name="T39">CHAR</text:span><text:span text:style-name="T40">(</text:span><text:span text:style-name="T41">1</text:span><text:span text:style-name="T42">)</text:span><text:span text:style-name="T43"/></text:p>
      <text:p text:style-name="P1"><text:span text:style-name="T43"/></text:p>
      <text:p text:style-name="P1"><text:span text:style-name="T44">);</text:span><text:span text:style-name="T45"/></text:p>
      <text:p text:style-name="P1"><text:span text:style-name="T45"/></text:p>
      <text:p text:style-name="P1"><text:span text:style-name="T46">create</text:span><text:span text:style-name="T47"><text:s/></text:span><text:span text:style-name="T48">procedure</text:span><text:span text:style-name="T49"><text:s/>AddEmployee</text:span></text:p>
      <text:p text:style-name="P1"><text:span text:style-name="T49"/></text:p>
      <text:p text:style-name="P1"><text:span text:style-name="T49"><text:s text:c="4"/>@EmpName<text:s/></text:span><text:span text:style-name="T50">VARCHAR</text:span><text:span text:style-name="T51">(</text:span><text:span text:style-name="T52">35</text:span><text:span text:style-name="T53">),</text:span><text:span text:style-name="T54"/></text:p>
      <text:p text:style-name="P1"><text:span text:style-name="T54"/></text:p>
      <text:p text:style-name="P1"><text:span text:style-name="T54"><text:s text:c="4"/>@EmpSal<text:s/></text:span><text:span text:style-name="T55">NUMERIC</text:span><text:span text:style-name="T56">(</text:span><text:span text:style-name="T57">10</text:span><text:span text:style-name="T58">,</text:span><text:span text:style-name="T59">2</text:span><text:span text:style-name="T60">),</text:span><text:span text:style-name="T61"/></text:p>
      <text:p text:style-name="P1"><text:span text:style-name="T61"/></text:p>
      <text:p text:style-name="P1"><text:span text:style-name="T61"><text:s text:c="4"/>@EmpType<text:s/></text:span><text:span text:style-name="T62">CHAR</text:span><text:span text:style-name="T63">(</text:span><text:span text:style-name="T64">1</text:span><text:span text:style-name="T65">)</text:span><text:span text:style-name="T66"/></text:p>
      <text:p text:style-name="P1"><text:span text:style-name="T66"/></text:p>
      <text:p text:style-name="P1"><text:span text:style-name="T67">as</text:span><text:span text:style-name="T68"/></text:p>
      <text:p text:style-name="P1"><text:span text:style-name="T68"/></text:p>
      <text:p text:style-name="P1"><text:span text:style-name="T69">begin</text:span><text:span text:style-name="T70"/></text:p>
      <text:p text:style-name="P1"><text:span text:style-name="T70"/></text:p>
      <text:p text:style-name="P1"><text:span text:style-name="T70"><text:s text:c="4"/></text:span><text:span text:style-name="T71">decalre</text:span><text:span text:style-name="T72"><text:s/>@NewEmpNo<text:s/></text:span><text:span text:style-name="T73">INT</text:span><text:span text:style-name="T74">;</text:span><text:span text:style-name="T75"/></text:p>
      <text:p text:style-name="P1"><text:span text:style-name="T75"/></text:p>
      <text:p text:style-name="P1"><text:span text:style-name="T75"><text:s/></text:span></text:p>
      <text:p text:style-name="P1"><text:span text:style-name="T75"/></text:p>
      <text:p text:style-name="P1"><text:span text:style-name="T75"><text:s text:c="4"/></text:span><text:span text:style-name="T76">-- Generate a new employee number, e.g., by finding the next available number</text:span><text:span text:style-name="T77"/></text:p>
      <text:p text:style-name="P1"><text:span text:style-name="T77"/></text:p>
      <text:p text:style-name="P1"><text:span text:style-name="T77"><text:s text:c="4"/></text:span><text:span text:style-name="T78">SET</text:span><text:span text:style-name="T79"><text:s/>@NewEmpNo<text:s/></text:span><text:span text:style-name="T80">=</text:span><text:span text:style-name="T81"><text:s/></text:span><text:span text:style-name="T82">(</text:span><text:span text:style-name="T83">SELECT</text:span><text:span text:style-name="T84"><text:s/></text:span><text:span text:style-name="T85">ISNULL</text:span><text:span text:style-name="T86">(</text:span><text:span text:style-name="T87">MAX</text:span><text:span text:style-name="T88">(</text:span><text:span text:style-name="T89">empno</text:span><text:span text:style-name="T90">),</text:span><text:span text:style-name="T91"><text:s/>0</text:span><text:span text:style-name="T92">)</text:span><text:span text:style-name="T93"><text:s/></text:span><text:span text:style-name="T94">+</text:span><text:span text:style-name="T95"><text:s/>1<text:s/></text:span><text:span text:style-name="T96">FROM</text:span><text:span text:style-name="T97"><text:s/>Code_Employee</text:span><text:span text:style-name="T98">);</text:span><text:span text:style-name="T99"/></text:p>
      <text:p text:style-name="P1"><text:span text:style-name="T99"/></text:p>
      <text:p text:style-name="P1"><text:span text:style-name="T99"><text:s/></text:span></text:p>
      <text:p text:style-name="P1"><text:span text:style-name="T99"/></text:p>
      <text:p text:style-name="P1"><text:span text:style-name="T99"><text:s text:c="4"/></text:span><text:span text:style-name="T100">-- Insert the new employee record</text:span><text:span text:style-name="T101"/></text:p>
      <text:p text:style-name="P1"><text:span text:style-name="T101"/></text:p>
      <text:p text:style-name="P1"><text:span text:style-name="T101"><text:s text:c="4"/></text:span><text:span text:style-name="T102">insert<text:s/></text:span><text:span text:style-name="T103"><text:s/></text:span><text:span text:style-name="T104">into</text:span><text:span text:style-name="T105">Code_Employee</text:span><text:span text:style-name="T106"><text:s/></text:span><text:span text:style-name="T107">(</text:span><text:span text:style-name="T108">empno</text:span><text:span text:style-name="T109">,</text:span><text:span text:style-name="T110"><text:s/>empname</text:span><text:span text:style-name="T111">,</text:span><text:span text:style-name="T112"><text:s/>empsal</text:span><text:span text:style-name="T113">,</text:span><text:span text:style-name="T114"><text:s/>emptype</text:span><text:span text:style-name="T115">)</text:span><text:span text:style-name="T116"/></text:p>
      <text:p text:style-name="P1"><text:span text:style-name="T116"/></text:p>
      <text:p text:style-name="P1"><text:span text:style-name="T116"><text:s text:c="4"/></text:span><text:span text:style-name="T117">values</text:span><text:span text:style-name="T118"><text:s/></text:span><text:span text:style-name="T119">(</text:span><text:span text:style-name="T120">@NewEmpNo</text:span><text:span text:style-name="T121">,</text:span><text:span text:style-name="T122"><text:s/>@EmpName</text:span><text:span text:style-name="T123">,</text:span><text:span text:style-name="T124"><text:s/>@EmpSal</text:span><text:span text:style-name="T125">,</text:span><text:span text:style-name="T126"><text:s/>@EmpType</text:span><text:span text:style-name="T127">);</text:span><text:span text:style-name="T128"/></text:p>
      <text:p text:style-name="P1"><text:span text:style-name="T128"/></text:p>
      <text:p text:style-name="P1"><text:span text:style-name="T129">END</text:span><text:span text:style-name="T130">;</text:span><text:span text:style-name="T131"/></text:p>
      <text:p text:style-name="P1"><text:span text:style-name="T131"/></text:p>
      <text:p text:style-name="P1"><text:span text:style-name="T132">select</text:span><text:span text:style-name="T133"><text:s/></text:span><text:span text:style-name="T134">*</text:span><text:span text:style-name="T135"><text:s/></text:span><text:span text:style-name="T136">from</text:span><text:span text:style-name="T137"><text:s/>Code_Employee</text:span></text:p>
      <text:p text:style-name="P1"><text:span text:style-name="T137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37"/></text:p>
      <text:p text:style-name="P3"><text:span text:style-name="T1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